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echuan Crispy Tofu and Eggplant</text:p>
      <text:p text:style-name="Standard"/>
      <text:p text:style-name="Standard">&gt; coat eggplant and tofu:</text:p>
      <text:p text:style-name="Standard">4/3 cup cornstarch</text:p>
      <text:p text:style-name="Standard">2 tsp salt</text:p>
      <text:p text:style-name="Standard">½ tsp black pepper</text:p>
      <text:p text:style-name="Standard">1 eggplant, peeled and cut to ¾ inch cubes</text:p>
      <text:p text:style-name="Standard">1 block extra-firm tofu, drained and dried with paper towels. Cut to 1 inch cubes</text:p>
      <text:p text:style-name="Standard"/>
      <text:p text:style-name="Standard">&gt; Add a lot of oil for frying along with a lot of szechuan peppercorns. Fry the eggplant and tofu in oil until golden brown.</text:p>
      <text:p text:style-name="Standard"/>
      <text:p text:style-name="Standard">&gt; In a separate sauce pan, fry until slightly golden:</text:p>
      <text:p text:style-name="Standard">2 tbsp ginger, minced</text:p>
      <text:p text:style-name="Standard">3 thai chiles, minced</text:p>
      <text:p text:style-name="Standard">4 cloves garlic</text:p>
      <text:p text:style-name="Standard">2 tbsp oil (can use the oil that was used to fry eggplants and tofu)</text:p>
      <text:p text:style-name="Standard"/>
      <text:p text:style-name="Standard">&gt; Pour into the saucepan, and simmer to desired consistency:</text:p>
      <text:p text:style-name="Standard">½ cup chicken stock</text:p>
      <text:p text:style-name="Standard">2 tbsp soy sauce</text:p>
      <text:p text:style-name="Standard">2 tbsp rice vinegar</text:p>
      <text:p text:style-name="Standard">3/2 tbsp sugar</text:p>
      <text:p text:style-name="Standard">1 tsp lime juice</text:p>
      <text:p text:style-name="Standard"/>
      <text:p text:style-name="Standard">&gt; Add in eggplants and tofu to the saucepan.</text:p>
      <text:p text:style-name="Standard">Add 1 tbsp sesame oil.</text:p>
      <text:p text:style-name="Standard"/>
      <text:p text:style-name="Standard">&gt; Serve with rice and cilantro garnis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10-04T10:31:40.09</dc:date>
    <meta:editing-duration>PT38M2S</meta:editing-duration>
    <meta:editing-cycles>16</meta:editing-cycles>
    <meta:generator>OpenOffice/4.1.4$Win32 OpenOffice.org_project/414m5$Build-9788</meta:generator>
    <meta:document-statistic meta:table-count="0" meta:image-count="0" meta:object-count="0" meta:page-count="1" meta:paragraph-count="22" meta:word-count="155" meta:character-count="778"/>
  </office:meta>
</office:document-meta>
</file>